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F00000143000001D344AADBD8.svm"/>
  <manifest:file-entry manifest:media-type="" manifest:full-path="Pictures/200000160000022B000002125FCECBDB.svm"/>
  <manifest:file-entry manifest:media-type="" manifest:full-path="Pictures/2000000F0000017B000001D3AA0D69C0.svm"/>
  <manifest:file-entry manifest:media-type="" manifest:full-path="Pictures/2000004E0000079A000001EB153908A7.svm"/>
  <manifest:file-entry manifest:media-type="" manifest:full-path="Pictures/2000000F00000184000001D39B78B02B.svm"/>
  <manifest:file-entry manifest:media-type="" manifest:full-path="Pictures/2000001D000002FF000001D383A5C864.svm"/>
  <manifest:file-entry manifest:media-type="" manifest:full-path="Pictures/2000000F00000197000001D3EF10C2F4.svm"/>
  <manifest:file-entry manifest:media-type="" manifest:full-path="Pictures/2000006C0000090500000316B90212D0.svm"/>
  <manifest:file-entry manifest:media-type="" manifest:full-path="Pictures/2000000F000001A3000001D39A1A4EDC.svm"/>
  <manifest:file-entry manifest:media-type="" manifest:full-path="Pictures/2000000F00000168000001D300DA250F.svm"/>
  <manifest:file-entry manifest:media-type="" manifest:full-path="Pictures/2000000F000001A9000001D3158D5EE1.svm"/>
  <manifest:file-entry manifest:media-type="" manifest:full-path="Pictures/2000000F00000170000001D342505192.svm"/>
  <manifest:file-entry manifest:media-type="" manifest:full-path="Pictures/200000240000032A000001D3D169E908.svm"/>
  <manifest:file-entry manifest:media-type="" manifest:full-path="Pictures/2000002400000319000001D393FBFA5F.svm"/>
  <manifest:file-entry manifest:media-type="" manifest:full-path="Pictures/2000000F0000018C000001D38D86021C.svm"/>
  <manifest:file-entry manifest:media-type="" manifest:full-path="Pictures/2000000F00000162000001D36AC3E2EC.svm"/>
  <manifest:file-entry manifest:media-type="" manifest:full-path="Pictures/20000016000001EA000001F7E51E29C7.svm"/>
  <manifest:file-entry manifest:media-type="" manifest:full-path="Pictures/200000240000030B000001D31120C4AD.svm"/>
  <manifest:file-entry manifest:media-type="" manifest:full-path="Pictures/20000016000001FC000001F7CCDF6269.svm"/>
  <manifest:file-entry manifest:media-type="" manifest:full-path="Pictures/2000008100000B4700000316C965E5D9.svm"/>
  <manifest:file-entry manifest:media-type="" manifest:full-path="Pictures/2000000F000001AF000001D3F1687A4F.svm"/>
  <manifest:file-entry manifest:media-type="" manifest:full-path="Pictures/200000340000041D00000298A3B2E1F1.svm"/>
  <manifest:file-entry manifest:media-type="" manifest:full-path="Pictures/20000016000001AA000001D3AAD0B783.svm"/>
  <manifest:file-entry manifest:media-type="" manifest:full-path="Pictures/20000032000004CD000001D338BB8D10.svm"/>
  <manifest:file-entry manifest:media-type="" manifest:full-path="Pictures/2000000F00000184000001D34E87390F.svm"/>
  <manifest:file-entry manifest:media-type="" manifest:full-path="Pictures/20000016000002A6000002129413FA7F.svm"/>
  <manifest:file-entry manifest:media-type="" manifest:full-path="Pictures/2000000F00000130000001D3F5E1C4D5.svm"/>
  <manifest:file-entry manifest:media-type="" manifest:full-path="Pictures/200000240000032A000001D37E8165E6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3" svg:font-family="Arial" style:font-family-generic="roman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libri" fo:font-size="11pt" fo:language="en" fo:country="US" style:font-size-asian="11pt" style:font-size-complex="11pt"/>
    </style:style>
    <style:style style:name="P4" style:family="paragraph" style:parent-style-name="Standard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2pt" fo:language="ru" fo:country="RU" fo:font-style="italic" style:text-underline-style="none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P5" style:family="paragraph" style:parent-style-name="Standard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2pt" fo:language="ru" fo:country="RU" fo:font-style="normal" style:text-underline-style="none" style:font-name-asian="Times New Roman" style:font-size-asian="12pt" style:language-asian="ru" style:country-asian="RU" style:font-style-asian="normal" style:font-name-complex="Times New Roman" style:font-size-complex="12pt" style:font-style-complex="normal"/>
    </style:style>
    <style:style style:name="P6" style:family="paragraph" style:parent-style-name="Standard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2pt" style:font-size-asian="12pt" style:font-size-complex="12pt"/>
    </style:style>
    <style:style style:name="P7" style:family="paragraph" style:parent-style-name="Standard">
      <style:paragraph-properties fo:margin-left="6.253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8" style:family="paragraph" style:parent-style-name="Standard">
      <style:paragraph-properties fo:margin-left="2.501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2pt" fo:language="ru" fo:country="RU" fo:font-style="normal" style:text-underline-style="none" style:font-name-asian="Times New Roman" style:font-size-asian="12pt" style:language-asian="ru" style:country-asian="RU" style:font-style-asian="normal" style:font-name-complex="Times New Roman" style:font-size-complex="12pt" style:font-style-complex="normal"/>
    </style:style>
    <style:style style:name="P9" style:family="paragraph" style:parent-style-name="Standard" style:list-style-name="L1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style:font-size-asian="11.5pt" style:font-size-complex="11.5pt"/>
    </style:style>
    <style:style style:name="P10" style:family="paragraph" style:parent-style-name="Standard" style:list-style-name="L1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style:font-name-asian="Times New Roman" style:font-size-asian="11.5pt" style:language-asian="ru" style:country-asian="RU" style:font-name-complex="Times New Roman" style:font-size-complex="11.5pt"/>
    </style:style>
    <style:style style:name="P11" style:family="paragraph" style:parent-style-name="Standard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2pt" fo:language="en" fo:country="US" fo:font-style="normal" style:text-underline-style="none" style:font-name-asian="Times New Roman" style:font-size-asian="12pt" style:language-asian="ru" style:country-asian="RU" style:font-style-asian="normal" style:font-name-complex="Times New Roman" style:font-size-complex="12pt" style:font-style-complex="normal"/>
    </style:style>
    <style:style style:name="P12" style:family="paragraph" style:parent-style-name="Standard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pt" fo:language="ru" fo:country="RU" fo:font-style="normal" style:text-underline-style="none" style:font-name-asian="Times New Roman" style:font-size-asian="13.1999998092651pt" style:language-asian="ru" style:country-asian="RU" style:font-style-asian="normal" style:font-name-complex="Times New Roman" style:font-size-complex="13.1999998092651pt" style:font-style-complex="normal"/>
    </style:style>
    <style:style style:name="P13" style:family="paragraph" style:parent-style-name="Standard" style:list-style-name="L2">
      <style:paragraph-properties fo:margin-left="0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</style:style>
    <style:style style:name="T1" style:family="text">
      <style:text-properties fo:color="#ff0000" style:font-name="Calibri" fo:font-size="11pt" fo:language="ru" fo:country="RU" style:font-size-asian="11pt" style:font-size-complex="11pt"/>
    </style:style>
    <style:style style:name="T2" style:family="text">
      <style:text-properties fo:color="#ff0000" style:font-name-asian="Times New Roman" style:language-asian="ru" style:country-asian="RU" style:font-name-complex="Times New Roman"/>
    </style:style>
    <style:style style:name="T3" style:family="text">
      <style:text-properties fo:language="en" fo:country="US"/>
    </style:style>
    <style:style style:name="T4" style:family="text">
      <style:text-properties style:font-name="Calibri" fo:font-size="11pt" fo:language="ru" fo:country="RU" style:font-size-asian="11pt" style:font-size-complex="11pt"/>
    </style:style>
    <style:style style:name="T5" style:family="text">
      <style:text-properties style:font-name="Calibri" fo:font-size="11pt" fo:language="en" fo:country="US" style:font-size-asian="11pt" style:font-size-complex="11pt"/>
    </style:style>
    <style:style style:name="T6" style:family="text">
      <style:text-properties fo:font-weight="bold" style:font-name-asian="Times New Roman" style:language-asian="ru" style:country-asian="RU" style:font-weight-asian="bold" style:font-name-complex="Times New Roman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asian="Times New Roman" style:language-asian="ru" style:country-asian="RU" style:font-name-complex="Times New Roman"/>
    </style:style>
    <style:style style:name="T9" style:family="text">
      <style:text-properties style:font-name="Courier New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vertical-rel="paragraph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vertical-rel="paragraph-conten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c0c0c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ffffff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Symmetric_20_Arrow" draw:marker-end-width="0.199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6">Билет 2.</text:span><text:span text:style-name="T8"> Кинематика равноускоренного прямолинейного движения. </text:span></text:p>
      <text:list xml:id="list34463621" text:style-name="L1">
        <text:list-header>
          <text:p text:style-name="P9"><text:span text:style-name="T2">Равноускоренное движение</text:span><text:span text:style-name="T8"> — движение, при котором модуль скорости равномерно увеличивается, т.е. ускорение постоянно и сонаправленно движению.</text:span></text:p>
          <text:p text:style-name="P10">Пример: падение тела с некоторой высоты.</text:p>
        </text:list-header>
      </text:list>
      <text:p text:style-name="P1"><text:span text:style-name="T1">Ускорение</text:span><text:span text:style-name="T4"><draw:frame draw:style-name="fr1" draw:name="Объект15" text:anchor-type="as-char" svg:width="0.425cm" svg:height="0.467cm" draw:z-index="20"><draw:object xlink:href="./Object 4" xlink:type="simple" xlink:show="embed" xlink:actuate="onLoad"/><draw:image xlink:href="./ObjectReplacements/Object 4" xlink:type="simple" xlink:show="embed" xlink:actuate="onLoad"/>
     </draw:frame></text:span><text:span text:style-name="T5">- </text:span><text:span text:style-name="T4">векторная физическая величина, характеризующая быстроту изменения скорости. </text:span></text:p>
      <text:list xml:id="list34463741" text:style-name="L2">
        <text:list-header>
          <text:p text:style-name="P13"><draw:frame draw:style-name="fr1" draw:name="Объект17" text:anchor-type="as-char" svg:width="3.261cm" svg:height="0.998cm" draw:z-index="0"><draw:object xlink:href="./Object 2" xlink:type="simple" xlink:show="embed" xlink:actuate="onLoad"/><draw:image xlink:href="./ObjectReplacements/Object 2" xlink:type="simple" xlink:show="embed" xlink:actuate="onLoad"/>
       <svg:desc>формула</svg:desc>
      </draw:frame><draw:frame draw:style-name="fr1" draw:name="Объект18" text:anchor-type="as-char" svg:width="1.729cm" svg:height="0.998cm" draw:z-index="1"><draw:object xlink:href="./Object 3" xlink:type="simple" xlink:show="embed" xlink:actuate="onLoad"/><draw:image xlink:href="./ObjectReplacements/Object 3" xlink:type="simple" xlink:show="embed" xlink:actuate="onLoad"/>
       <svg:desc>формула</svg:desc>
      </draw:frame><draw:frame draw:style-name="fr1" draw:name="Объект12" text:anchor-type="as-char" svg:width="1.508cm" svg:height="1.058cm" draw:z-index="19"><draw:object xlink:href="./Object 16" xlink:type="simple" xlink:show="embed" xlink:actuate="onLoad"/><draw:image xlink:href="./ObjectReplacements/Object 16" xlink:type="simple" xlink:show="embed" xlink:actuate="onLoad"/>
       <svg:desc>формула</svg:desc>
      </draw:frame></text:p>
        </text:list-header>
      </text:list>
      <text:p text:style-name="P2">Проекции</text:p>
      <text:p text:style-name="P2"><draw:frame draw:style-name="fr1" draw:name="Объект1" text:anchor-type="as-char" svg:width="2.545cm" svg:height="1.062cm" draw:z-index="2"><draw:object xlink:href="./Object 5" xlink:type="simple" xlink:show="embed" xlink:actuate="onLoad"/><draw:image xlink:href="./ObjectReplacements/Object 5" xlink:type="simple" xlink:show="embed" xlink:actuate="onLoad"/>
     <svg:desc>формула</svg:desc>
    </draw:frame><draw:frame draw:style-name="fr1" draw:name="Объект2" text:anchor-type="as-char" svg:width="2.568cm" svg:height="1.062cm" draw:z-index="14"><draw:object xlink:href="./Object 6" xlink:type="simple" xlink:show="embed" xlink:actuate="onLoad"/><draw:image xlink:href="./ObjectReplacements/Object 6" xlink:type="simple" xlink:show="embed" xlink:actuate="onLoad"/>
    </draw:frame></text:p>
      <text:p text:style-name="P2"/>
      <text:p text:style-name="P2">Если ускорение постоянное: <draw:frame draw:style-name="fr1" draw:name="Объект5" text:anchor-type="as-char" svg:width="2.305cm" svg:height="0.998cm" draw:z-index="3"><draw:object xlink:href="./Object 9" xlink:type="simple" xlink:show="embed" xlink:actuate="onLoad"/><draw:image xlink:href="./ObjectReplacements/Object 9" xlink:type="simple" xlink:show="embed" xlink:actuate="onLoad"/>
     <svg:desc>формула</svg:desc>
    </draw:frame>, тогда <draw:frame draw:style-name="fr1" draw:name="Объект6" text:anchor-type="as-char" svg:width="1.614cm" svg:height="1.002cm" draw:z-index="4"><draw:object xlink:href="./Object 10" xlink:type="simple" xlink:show="embed" xlink:actuate="onLoad"/><draw:image xlink:href="./ObjectReplacements/Object 10" xlink:type="simple" xlink:show="embed" xlink:actuate="onLoad"/>
     <svg:desc>формула</svg:desc>
    </draw:frame></text:p>
      <text:p text:style-name="P3"/>
      <text:p text:style-name="P2">Рассмотрим равноускоренное движение тела.</text:p>
      <text:p text:style-name="P2">Пусть в начальный момент времени<draw:frame draw:style-name="fr1" draw:name="Объект7" text:anchor-type="as-char" svg:width="0.483cm" svg:height="0.531cm" draw:z-index="5"><draw:object xlink:href="./Object 11" xlink:type="simple" xlink:show="embed" xlink:actuate="onLoad"/><draw:image xlink:href="./ObjectReplacements/Object 11" xlink:type="simple" xlink:show="embed" xlink:actuate="onLoad"/>
     <svg:desc>формула</svg:desc>
    </draw:frame>скорость равнялась <draw:frame draw:style-name="fr1" draw:name="Объект8" text:anchor-type="as-char" svg:width="0.554cm" svg:height="0.531cm" draw:z-index="6"><draw:object xlink:href="./Object 12" xlink:type="simple" xlink:show="embed" xlink:actuate="onLoad"/><draw:image xlink:href="./ObjectReplacements/Object 12" xlink:type="simple" xlink:show="embed" xlink:actuate="onLoad"/>
     <svg:desc>формула</svg:desc>
    </draw:frame></text:p>
      <text:p text:style-name="P2"><text:tab/>Постоим график зависимости <draw:frame draw:style-name="fr1" draw:name="Объект3" text:anchor-type="as-char" svg:width="1.067cm" svg:height="0.529cm" draw:z-index="12"><draw:object xlink:href="./Object 1" xlink:type="simple" xlink:show="embed" xlink:actuate="onLoad"/><draw:image xlink:href="./ObjectReplacements/Object 1" xlink:type="simple" xlink:show="embed" xlink:actuate="onLoad"/>
    </draw:frame><draw:frame draw:style-name="fr2" draw:name="Объект9" text:anchor-type="char" svg:x="0.201cm" svg:y="0cm" svg:width="3.798cm" svg:height="2.782cm" draw:z-index="8"><draw:object xlink:href="./Object 13" xlink:type="simple" xlink:show="embed" xlink:actuate="onLoad"/><draw:image xlink:href="./ObjectReplacements/Object 13" xlink:type="simple" xlink:show="embed" xlink:actuate="onLoad"/>
    </draw:frame></text:p>
      <text:p text:style-name="P2"><draw:g text:anchor-type="paragraph" draw:z-index="7" draw:style-name="gr1"><draw:line draw:style-name="gr2" draw:text-style-name="P14" svg:x1="8.126cm" svg:y1="3.371cm" svg:x2="8.126cm" svg:y2="0.028cm">
      <text:p/>
     </draw:line><draw:line draw:style-name="gr2" draw:text-style-name="P14" svg:x1="7.624cm" svg:y1="2.87cm" svg:x2="11.466cm" svg:y2="2.87cm">
      <text:p/>
     </draw:line><draw:line draw:style-name="gr3" draw:text-style-name="P14" svg:x1="8.126cm" svg:y1="2.371cm" svg:x2="11.126cm" svg:y2="0.871cm">
      <text:p/>
     </draw:line><draw:frame draw:style-name="gr4" draw:text-style-name="P15" svg:width="0.678cm" svg:height="0.542cm" svg:x="7.447cm" svg:y="2.071cm">
      <draw:image xlink:href="Pictures/20000016000002A6000002129413FA7F.svm" xlink:type="simple" xlink:show="embed" xlink:actuate="onLoad">
       <text:p/>
      </draw:image>
     </draw:frame><draw:frame draw:style-name="gr4" draw:text-style-name="P15" svg:width="0.558cm" svg:height="0.542cm" svg:x="7.447cm" svg:y="1.171cm">
      <draw:image xlink:href="Pictures/200000160000022B000002125FCECBDB.svm" xlink:type="simple" xlink:show="embed" xlink:actuate="onLoad">
       <text:p/>
      </draw:image>
     </draw:frame><draw:frame draw:style-name="gr4" draw:text-style-name="P15" svg:width="0.77cm" svg:height="0.484cm" svg:x="10.809cm" svg:y="2.185cm">
      <draw:image xlink:href="Pictures/2000001D000002FF000001D383A5C864.svm" xlink:type="simple" xlink:show="embed" xlink:actuate="onLoad">
       <text:p/>
      </draw:image>
     </draw:frame><draw:frame draw:style-name="gr4" draw:text-style-name="P15" svg:width="0.325cm" svg:height="0.484cm" svg:x="9.948cm" svg:y="2.97cm">
      <draw:image xlink:href="Pictures/2000000F00000143000001D344AADBD8.svm" xlink:type="simple" xlink:show="embed" xlink:actuate="onLoad">
       <text:p/>
      </draw:image>
     </draw:frame><draw:frame draw:style-name="gr4" draw:text-style-name="P15" svg:width="1.05cm" svg:height="0.678cm" svg:x="6.934cm" svg:y="0.035cm">
      <draw:image xlink:href="Pictures/200000340000041D00000298A3B2E1F1.svm" xlink:type="simple" xlink:show="embed" xlink:actuate="onLoad">
       <text:p/>
      </draw:image>
     </draw:frame><draw:frame draw:style-name="gr4" draw:text-style-name="P15" svg:width="0.422cm" svg:height="0.484cm" svg:x="7.657cm" svg:y="2.97cm">
      <draw:image xlink:href="Pictures/2000000F000001A3000001D39A1A4EDC.svm" xlink:type="simple" xlink:show="embed" xlink:actuate="onLoad">
       <text:p/>
      </draw:image>
     </draw:frame><draw:line draw:style-name="gr5" draw:text-style-name="P14" svg:x1="10.124cm" svg:y1="1.369cm" svg:x2="10.124cm" svg:y2="2.869cm">
      <text:p/>
     </draw:line><draw:line draw:style-name="gr5" draw:text-style-name="P14" svg:x1="8.126cm" svg:y1="1.369cm" svg:x2="10.126cm" svg:y2="1.369cm">
      <text:p/>
     </draw:line><draw:custom-shape draw:style-name="gr6" draw:text-style-name="P14" svg:width="1.999cm" svg:height="0.502cm" svg:x="8.125cm" svg:y="2.37cm">
      <text:p/>
      <draw:enhanced-geometry svg:viewBox="0 0 21600 21600" draw:type="rectangle" draw:enhanced-path="M 0 0 L 21600 0 21600 21600 0 21600 0 0 Z N"/>
     </draw:custom-shape><draw:custom-shape draw:style-name="gr6" draw:text-style-name="P14" svg:width="1.999cm" svg:height="1.001cm" draw:transform="rotate (3.1415926535892) translate (10.1247222222222cm 2.35479166666667cm)">
      <text:p/>
      <draw:enhanced-geometry svg:viewBox="0 0 21600 21600" draw:mirror-horizontal="false" draw:mirror-vertical="true" draw:glue-points="10800 0 5400 10800 0 21600 10800 21600 21600 21600 16200 10800" draw:text-areas="1900 12700 12700 19700" draw:type="right-triangle" draw:enhanced-path="M 0 0 L 21600 21600 0 21600 0 0 Z N"/>
     </draw:custom-shape><draw:frame draw:style-name="gr4" draw:text-style-name="P15" svg:width="0.435cm" svg:height="0.482cm" svg:x="8.948cm" svg:y="2.171cm">
      <draw:image xlink:href="Pictures/2000000F000001AF000001D3F1687A4F.svm" xlink:type="simple" xlink:show="embed" xlink:actuate="onLoad">
       <text:p/>
      </draw:image>
     </draw:frame>
    </draw:g></text:p>
      <text:p text:style-name="P2"/>
      <text:p text:style-name="P2"/>
      <text:p text:style-name="P2"/>
      <text:p text:style-name="P2"/>
      <text:p text:style-name="P2"/>
      <text:p text:style-name="P2"/>
      <text:p text:style-name="P2">Площадь подграфика проекции скорости — путь, пройденный телом за время <text:span text:style-name="T3">t.</text:span> </text:p>
      <text:p text:style-name="P2"><draw:frame draw:style-name="fr3" draw:name="Объект10" text:anchor-type="char" svg:x="0.201cm" svg:y="0cm" svg:width="8.036cm" svg:height="4.491cm" draw:z-index="9"><draw:object xlink:href="./Object 14" xlink:type="simple" xlink:show="embed" xlink:actuate="onLoad"/><draw:image xlink:href="./ObjectReplacements/Object 14" xlink:type="simple" xlink:show="embed" xlink:actuate="onLoad"/>
    </draw:frame></text:p>
      <text:p text:style-name="P2">В векторном виде:</text:p>
      <text:p text:style-name="P7"><draw:frame draw:style-name="fr4" draw:name="Объект11" text:anchor-type="char" svg:x="8.64cm" svg:y="0.215cm" svg:width="10.206cm" svg:height="1.61cm" draw:z-index="10"><draw:object xlink:href="./Object 15" xlink:type="simple" xlink:show="embed" xlink:actuate="onLoad"/><draw:image xlink:href="./ObjectReplacements/Object 15" xlink:type="simple" xlink:show="embed" xlink:actuate="onLoad"/>
    </draw:frame></text:p>
      <text:p text:style-name="P4"/>
      <text:p text:style-name="P4"/>
      <text:p text:style-name="P5">Графики зависимости</text:p>
      <text:p text:style-name="P5">Пусть тело начинает двигаться со скоростью<draw:frame draw:style-name="fr1" draw:name="Объект4" text:anchor-type="as-char" svg:width="0.549cm" svg:height="0.529cm" draw:z-index="15"><draw:object xlink:href="./Object 7" xlink:type="simple" xlink:show="embed" xlink:actuate="onLoad"/><draw:image xlink:href="./ObjectReplacements/Object 7" xlink:type="simple" xlink:show="embed" xlink:actuate="onLoad"/>
    </draw:frame><text:span text:style-name="T3">, </text:span>ускорением<text:span text:style-name="T3"><draw:frame draw:style-name="fr1" draw:name="Объект13" text:anchor-type="as-char" svg:width="0.423cm" svg:height="0.467cm" draw:z-index="16"><draw:object xlink:href="./Object 8" xlink:type="simple" xlink:show="embed" xlink:actuate="onLoad"/><draw:image xlink:href="./ObjectReplacements/Object 8" xlink:type="simple" xlink:show="embed" xlink:actuate="onLoad"/>
     </draw:frame></text:span>и двигается<text:span text:style-name="T3"><draw:frame draw:style-name="fr1" draw:name="Объект14" text:anchor-type="as-char" svg:width="0.415cm" svg:height="0.467cm" draw:z-index="17"><draw:object xlink:href="./Object 17" xlink:type="simple" xlink:show="embed" xlink:actuate="onLoad"/><draw:image xlink:href="./ObjectReplacements/Object 17" xlink:type="simple" xlink:show="embed" xlink:actuate="onLoad"/>
     </draw:frame></text:span>секунд. Направим ось Х по направлению движения тела. Начальная координата<draw:frame draw:style-name="fr1" draw:name="Объект16" text:anchor-type="as-char" svg:width="0.572cm" svg:height="0.529cm" draw:z-index="18"><draw:object xlink:href="./Object 18" xlink:type="simple" xlink:show="embed" xlink:actuate="onLoad"/><draw:image xlink:href="./ObjectReplacements/Object 18" xlink:type="simple" xlink:show="embed" xlink:actuate="onLoad"/>
    </draw:frame><text:span text:style-name="T3">.</text:span></text:p>
      <text:p text:style-name="P11"><draw:g text:anchor-type="paragraph" draw:z-index="11" draw:style-name="gr1"><draw:custom-shape draw:style-name="gr7" draw:text-style-name="P14" svg:width="3.001cm" svg:height="2.001cm" svg:x="0.002cm" svg:y="0.584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custom-shape draw:style-name="gr8" draw:text-style-name="P14" svg:width="1.5cm" svg:height="2.001cm" svg:x="0.002cm" svg:y="0.584cm">
      <text:p/>
      <draw:enhanced-geometry svg:viewBox="0 0 21600 21600" draw:type="rectangle" draw:enhanced-path="M 0 0 L 21600 0 21600 21600 0 21600 0 0 Z N"/>
     </draw:custom-shape><draw:line draw:style-name="gr9" draw:text-style-name="P14" svg:x1="1.002cm" svg:y1="2.585cm" svg:x2="4.002cm" svg:y2="2.585cm">
      <text:p/>
     </draw:line><draw:frame draw:style-name="gr4" draw:text-style-name="P15" svg:width="0.359cm" svg:height="0.482cm" svg:x="1.103cm" svg:y="0.101cm">
      <draw:image xlink:href="Pictures/2000000F00000168000001D300DA250F.svm" xlink:type="simple" xlink:show="embed" xlink:actuate="onLoad">
       <text:p/>
      </draw:image>
     </draw:frame><draw:frame draw:style-name="gr4" draw:text-style-name="P15" svg:width="0.304cm" svg:height="0.484cm" svg:x="3.644cm" svg:y="2.6cm">
      <draw:image xlink:href="Pictures/2000000F00000130000001D3F5E1C4D5.svm" xlink:type="simple" xlink:show="embed" xlink:actuate="onLoad">
       <text:p/>
      </draw:image>
     </draw:frame><draw:frame draw:style-name="gr4" draw:text-style-name="P15" svg:width="0.382cm" svg:height="0.484cm" svg:x="1.143cm" svg:y="2.6cm">
      <draw:image xlink:href="Pictures/2000000F0000017B000001D3AA0D69C0.svm" xlink:type="simple" xlink:show="embed" xlink:actuate="onLoad">
       <text:p/>
      </draw:image>
     </draw:frame><draw:frame draw:style-name="gr4" draw:text-style-name="P15" svg:width="0.352cm" svg:height="0.484cm" svg:x="2.699cm" svg:y="2.6cm">
      <draw:image xlink:href="Pictures/2000000F00000162000001D36AC3E2EC.svm" xlink:type="simple" xlink:show="embed" xlink:actuate="onLoad">
       <text:p/>
      </draw:image>
     </draw:frame><draw:line draw:style-name="gr10" draw:text-style-name="P14" svg:x1="3.002cm" svg:y1="1.584cm" svg:x2="3.002cm" svg:y2="2.584cm">
      <text:p/>
     </draw:line><draw:frame draw:style-name="gr4" draw:text-style-name="P15" svg:width="2.315cm" svg:height="0.814cm" svg:x="1.598cm" svg:y="2.983cm">
      <draw:image xlink:href="Pictures/2000006C0000090500000316B90212D0.svm" xlink:type="simple" xlink:show="embed" xlink:actuate="onLoad">
       <text:p/>
      </draw:image>
     </draw:frame><draw:frame draw:style-name="gr4" draw:text-style-name="P15" svg:width="0.773cm" svg:height="0.484cm" svg:x="0.745cm" svg:y="1.3cm">
      <draw:image xlink:href="Pictures/200000240000030B000001D31120C4AD.svm" xlink:type="simple" xlink:show="embed" xlink:actuate="onLoad">
       <text:p/>
      </draw:image>
     </draw:frame><draw:frame draw:style-name="gr4" draw:text-style-name="P15" svg:width="2.894cm" svg:height="0.814cm" svg:x="5.1cm" svg:y="2.983cm">
      <draw:image xlink:href="Pictures/2000008100000B4700000316C965E5D9.svm" xlink:type="simple" xlink:show="embed" xlink:actuate="onLoad">
       <text:p/>
      </draw:image>
     </draw:frame><draw:line draw:style-name="gr9" draw:text-style-name="P14" svg:x1="9.502cm" svg:y1="3.084cm" svg:x2="9.502cm" svg:y2="0.584cm">
      <text:p/>
     </draw:line><draw:line draw:style-name="gr9" draw:text-style-name="P14" svg:x1="9.002cm" svg:y1="2.585cm" svg:x2="12.002cm" svg:y2="2.585cm">
      <text:p/>
     </draw:line><draw:frame draw:style-name="gr4" draw:text-style-name="P15" svg:width="0.373cm" svg:height="0.482cm" svg:x="9.102cm" svg:y="0.403cm">
      <draw:image xlink:href="Pictures/2000000F00000170000001D342505192.svm" xlink:type="simple" xlink:show="embed" xlink:actuate="onLoad">
       <text:p/>
      </draw:image>
     </draw:frame><draw:frame draw:style-name="gr4" draw:text-style-name="P15" svg:width="0.304cm" svg:height="0.482cm" svg:x="11.644cm" svg:y="2.602cm">
      <draw:image xlink:href="Pictures/2000000F00000130000001D3F5E1C4D5.svm" xlink:type="simple" xlink:show="embed" xlink:actuate="onLoad">
       <text:p/>
      </draw:image>
     </draw:frame><draw:frame draw:style-name="gr4" draw:text-style-name="P15" svg:width="0.38cm" svg:height="0.482cm" svg:x="9.144cm" svg:y="2.602cm">
      <draw:image xlink:href="Pictures/2000000F0000017B000001D3AA0D69C0.svm" xlink:type="simple" xlink:show="embed" xlink:actuate="onLoad">
       <text:p/>
      </draw:image>
     </draw:frame><draw:line draw:style-name="gr3" draw:text-style-name="P14" svg:x1="9.502cm" svg:y1="2.084cm" svg:x2="11.002cm" svg:y2="1.084cm">
      <text:p/>
     </draw:line><draw:frame draw:style-name="gr4" draw:text-style-name="P15" svg:width="0.352cm" svg:height="0.482cm" svg:x="10.698cm" svg:y="2.602cm">
      <draw:image xlink:href="Pictures/2000000F00000162000001D36AC3E2EC.svm" xlink:type="simple" xlink:show="embed" xlink:actuate="onLoad">
       <text:p/>
      </draw:image>
     </draw:frame><draw:line draw:style-name="gr10" draw:text-style-name="P14" svg:x1="11.003cm" svg:y1="1.084cm" svg:x2="11.003cm" svg:y2="2.584cm">
      <text:p/>
     </draw:line><draw:line draw:style-name="gr10" draw:text-style-name="P14" svg:x1="11.002cm" svg:y1="1.084cm" svg:x2="9.502cm" svg:y2="1.084cm">
      <text:p/>
     </draw:line><draw:frame draw:style-name="gr4" draw:text-style-name="P15" svg:width="1.952cm" svg:height="0.507cm" svg:x="9.599cm" svg:y="3.184cm">
      <draw:image xlink:href="Pictures/2000004E0000079A000001EB153908A7.svm" xlink:type="simple" xlink:show="embed" xlink:actuate="onLoad">
       <text:p/>
      </draw:image>
     </draw:frame><draw:frame draw:style-name="gr4" draw:text-style-name="P15" svg:width="0.793cm" svg:height="0.484cm" svg:x="8.744cm" svg:y="0.801cm">
      <draw:image xlink:href="Pictures/2000002400000319000001D393FBFA5F.svm" xlink:type="simple" xlink:show="embed" xlink:actuate="onLoad">
       <text:p/>
      </draw:image>
     </draw:frame><draw:custom-shape draw:style-name="gr8" draw:text-style-name="P14" svg:width="1.502cm" svg:height="1.001cm" svg:x="1.501cm" svg:y="0.584cm">
      <text:p/>
      <draw:enhanced-geometry svg:viewBox="0 0 21600 21600" draw:type="rectangle" draw:enhanced-path="M 0 0 L 21600 0 21600 21600 0 21600 0 0 Z N"/>
     </draw:custom-shape><draw:line draw:style-name="gr10" draw:text-style-name="P14" svg:x1="3.002cm" svg:y1="1.584cm" svg:x2="1.502cm" svg:y2="1.584cm">
      <text:p/>
     </draw:line><draw:custom-shape draw:style-name="gr7" draw:text-style-name="P14" svg:width="3.001cm" svg:height="2.001cm" svg:x="4.003cm" svg:y="0.182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custom-shape draw:style-name="gr8" draw:text-style-name="P14" svg:width="1.5cm" svg:height="2.001cm" svg:x="4.003cm" svg:y="0.182cm">
      <text:p/>
      <draw:enhanced-geometry svg:viewBox="0 0 21600 21600" draw:type="rectangle" draw:enhanced-path="M 0 0 L 21600 0 21600 21600 0 21600 0 0 Z N"/>
     </draw:custom-shape><draw:line draw:style-name="gr9" draw:text-style-name="P14" svg:x1="5.004cm" svg:y1="2.585cm" svg:x2="8.004cm" svg:y2="2.585cm">
      <text:p/>
     </draw:line><draw:frame draw:style-name="gr4" draw:text-style-name="P15" svg:width="0.391cm" svg:height="0.484cm" svg:x="5.101cm" svg:y="0.3cm">
      <draw:image xlink:href="Pictures/2000000F00000184000001D34E87390F.svm" xlink:type="simple" xlink:show="embed" xlink:actuate="onLoad">
       <text:p/>
      </draw:image>
     </draw:frame><draw:frame draw:style-name="gr4" draw:text-style-name="P15" svg:width="0.304cm" svg:height="0.484cm" svg:x="7.643cm" svg:y="2.6cm">
      <draw:image xlink:href="Pictures/2000000F00000130000001D3F5E1C4D5.svm" xlink:type="simple" xlink:show="embed" xlink:actuate="onLoad">
       <text:p/>
      </draw:image>
     </draw:frame><draw:frame draw:style-name="gr4" draw:text-style-name="P15" svg:width="0.382cm" svg:height="0.484cm" svg:x="5.144cm" svg:y="2.6cm">
      <draw:image xlink:href="Pictures/2000000F0000017B000001D3AA0D69C0.svm" xlink:type="simple" xlink:show="embed" xlink:actuate="onLoad">
       <text:p/>
      </draw:image>
     </draw:frame><draw:frame draw:style-name="gr4" draw:text-style-name="P15" svg:width="0.352cm" svg:height="0.484cm" svg:x="6.699cm" svg:y="2.6cm">
      <draw:image xlink:href="Pictures/2000000F00000162000001D36AC3E2EC.svm" xlink:type="simple" xlink:show="embed" xlink:actuate="onLoad">
       <text:p/>
      </draw:image>
     </draw:frame><draw:line draw:style-name="gr10" draw:text-style-name="P14" svg:x1="7.002cm" svg:y1="1.183cm" svg:x2="7.002cm" svg:y2="2.583cm">
      <text:p/>
     </draw:line><draw:frame draw:style-name="gr4" draw:text-style-name="P15" svg:width="0.809cm" svg:height="0.482cm" svg:x="4.743cm" svg:y="0.902cm">
      <draw:image xlink:href="Pictures/200000240000032A000001D37E8165E6.svm" xlink:type="simple" xlink:show="embed" xlink:actuate="onLoad">
       <text:p/>
      </draw:image>
     </draw:frame><draw:custom-shape draw:style-name="gr8" draw:text-style-name="P14" svg:width="1.502cm" svg:height="1.001cm" svg:x="5.502cm" svg:y="0.182cm">
      <text:p/>
      <draw:enhanced-geometry svg:viewBox="0 0 21600 21600" draw:type="rectangle" draw:enhanced-path="M 0 0 L 21600 0 21600 21600 0 21600 0 0 Z N"/>
     </draw:custom-shape><draw:line draw:style-name="gr10" draw:text-style-name="P14" svg:x1="7.002cm" svg:y1="1.183cm" svg:x2="5.502cm" svg:y2="1.183cm">
      <text:p/>
     </draw:line><draw:line draw:style-name="gr9" draw:text-style-name="P14" svg:x1="1.502cm" svg:y1="3.084cm" svg:x2="1.502cm" svg:y2="0.584cm">
      <text:p/>
     </draw:line><draw:line draw:style-name="gr9" draw:text-style-name="P14" svg:x1="5.502cm" svg:y1="3.084cm" svg:x2="5.502cm" svg:y2="0.584cm">
      <text:p/>
     </draw:line><draw:frame draw:style-name="gr4" draw:text-style-name="P15" svg:width="0.509cm" svg:height="0.516cm" svg:x="5.101cm" svg:y="1.801cm">
      <draw:image xlink:href="Pictures/20000016000001FC000001F7CCDF6269.svm" xlink:type="simple" xlink:show="embed" xlink:actuate="onLoad">
       <text:p/>
      </draw:image>
     </draw:frame><draw:frame draw:style-name="gr4" draw:text-style-name="P15" svg:width="0.491cm" svg:height="0.516cm" svg:x="9.13cm" svg:y="1.801cm">
      <draw:image xlink:href="Pictures/20000016000001EA000001F7E51E29C7.svm" xlink:type="simple" xlink:show="embed" xlink:actuate="onLoad">
       <text:p/>
      </draw:image>
     </draw:frame><draw:line draw:style-name="gr9" draw:text-style-name="P14" svg:x1="13.502cm" svg:y1="3.084cm" svg:x2="13.502cm" svg:y2="0.584cm">
      <text:p/>
     </draw:line><draw:line draw:style-name="gr9" draw:text-style-name="P14" svg:x1="13.002cm" svg:y1="2.585cm" svg:x2="16.002cm" svg:y2="2.585cm">
      <text:p/>
     </draw:line><draw:frame draw:style-name="gr4" draw:text-style-name="P15" svg:width="0.389cm" svg:height="0.482cm" svg:x="13.102cm" svg:y="0.403cm">
      <draw:image xlink:href="Pictures/2000000F00000184000001D39B78B02B.svm" xlink:type="simple" xlink:show="embed" xlink:actuate="onLoad">
       <text:p/>
      </draw:image>
     </draw:frame><draw:frame draw:style-name="gr4" draw:text-style-name="P15" svg:width="0.304cm" svg:height="0.482cm" svg:x="15.644cm" svg:y="2.602cm">
      <draw:image xlink:href="Pictures/2000000F00000130000001D3F5E1C4D5.svm" xlink:type="simple" xlink:show="embed" xlink:actuate="onLoad">
       <text:p/>
      </draw:image>
     </draw:frame><draw:frame draw:style-name="gr4" draw:text-style-name="P15" svg:width="0.38cm" svg:height="0.482cm" svg:x="13.145cm" svg:y="2.602cm">
      <draw:image xlink:href="Pictures/2000000F0000017B000001D3AA0D69C0.svm" xlink:type="simple" xlink:show="embed" xlink:actuate="onLoad">
       <text:p/>
      </draw:image>
     </draw:frame><draw:line draw:style-name="gr3" draw:text-style-name="P14" svg:x1="13.502cm" svg:y1="2.086cm" svg:x2="15.002cm" svg:y2="2.085cm">
      <text:p/>
     </draw:line><draw:frame draw:style-name="gr4" draw:text-style-name="P15" svg:width="0.352cm" svg:height="0.482cm" svg:x="14.699cm" svg:y="2.602cm">
      <draw:image xlink:href="Pictures/2000000F00000162000001D36AC3E2EC.svm" xlink:type="simple" xlink:show="embed" xlink:actuate="onLoad">
       <text:p/>
      </draw:image>
     </draw:frame><draw:line draw:style-name="gr10" draw:text-style-name="P14" svg:x1="15.002cm" svg:y1="2.085cm" svg:x2="15.002cm" svg:y2="2.586cm">
      <text:p/>
     </draw:line><draw:frame draw:style-name="gr4" draw:text-style-name="P15" svg:width="1.237cm" svg:height="0.482cm" svg:x="13.6cm" svg:y="3.184cm">
      <draw:image xlink:href="Pictures/20000032000004CD000001D338BB8D10.svm" xlink:type="simple" xlink:show="embed" xlink:actuate="onLoad">
       <text:p/>
      </draw:image>
     </draw:frame><draw:frame draw:style-name="gr4" draw:text-style-name="P15" svg:width="0.814cm" svg:height="0.484cm" svg:x="12.744cm" svg:y="1.801cm">
      <draw:image xlink:href="Pictures/200000240000032A000001D3D169E908.svm" xlink:type="simple" xlink:show="embed" xlink:actuate="onLoad">
       <text:p/>
      </draw:image>
     </draw:frame>
    </draw:g></text:p>
      <text:p text:style-name="P5"/>
      <text:p text:style-name="P4"/>
      <text:p text:style-name="P4"/>
      <text:p text:style-name="P4"/>
      <text:p text:style-name="P4"/>
      <text:p text:style-name="P5"><text:span text:style-name="T7">Свободное падение тела</text:span> — тоже равноускоренное движение.</text:p>
      <text:p text:style-name="P8"><draw:g text:anchor-type="paragraph" draw:z-index="13" draw:style-name="gr1"><draw:line draw:style-name="gr9" draw:text-style-name="P14" svg:x1="2.002cm" svg:y1="3.403cm" svg:x2="2.002cm" svg:y2="0.403cm">
      <text:p/>
     </draw:line><draw:frame draw:style-name="gr4" draw:text-style-name="P15" svg:width="0.424cm" svg:height="0.482cm" svg:x="2.002cm" svg:y="0.101cm">
      <draw:image xlink:href="Pictures/2000000F000001A9000001D3158D5EE1.svm" xlink:type="simple" xlink:show="embed" xlink:actuate="onLoad">
       <text:p/>
      </draw:image>
     </draw:frame><draw:line draw:style-name="gr3" draw:text-style-name="P14" svg:x1="2.153cm" svg:y1="1.002cm" svg:x2="1.903cm" svg:y2="1.002cm">
      <text:p/>
     </draw:line><draw:line draw:style-name="gr9" draw:text-style-name="P14" svg:x1="1.002cm" svg:y1="0.403cm" svg:x2="1.002cm" svg:y2="1.403cm">
      <text:p/>
     </draw:line><draw:frame draw:style-name="gr4" draw:text-style-name="P15" svg:width="0.429cm" svg:height="0.482cm" svg:x="1.078cm" svg:y="0.919cm">
      <draw:image xlink:href="Pictures/20000016000001AA000001D3AAD0B783.svm" xlink:type="simple" xlink:show="embed" xlink:actuate="onLoad">
       <text:p/>
      </draw:image>
     </draw:frame><draw:frame draw:style-name="gr4" draw:text-style-name="P15" svg:width="0.414cm" svg:height="0.482cm" svg:x="1.501cm" svg:y="0.701cm">
      <draw:image xlink:href="Pictures/2000000F00000197000001D3EF10C2F4.svm" xlink:type="simple" xlink:show="embed" xlink:actuate="onLoad">
       <text:p/>
      </draw:image>
     </draw:frame><draw:line draw:style-name="gr3" draw:text-style-name="P14" svg:x1="2.153cm" svg:y1="3.003cm" svg:x2="1.903cm" svg:y2="3.003cm">
      <text:p/>
     </draw:line><draw:frame draw:style-name="gr4" draw:text-style-name="P15" svg:width="0.399cm" svg:height="0.482cm" svg:x="1.501cm" svg:y="2.701cm">
      <draw:image xlink:href="Pictures/2000000F0000018C000001D38D86021C.svm" xlink:type="simple" xlink:show="embed" xlink:actuate="onLoad">
       <text:p/>
      </draw:image>
     </draw:frame>
    </draw:g>Пусть тело падает с высоты <text:span text:style-name="T3">h </text:span>с нулевой начальной скоростью.</text:p>
      <text:p text:style-name="P8">Основное уравнение кинематики: <draw:frame draw:style-name="fr1" draw:name="Объект19" text:anchor-type="as-char" svg:width="2.662cm" svg:height="1.057cm" draw:z-index="21"><draw:object xlink:href="./Object 19" xlink:type="simple" xlink:show="embed" xlink:actuate="onLoad"/><draw:image xlink:href="./ObjectReplacements/Object 19" xlink:type="simple" xlink:show="embed" xlink:actuate="onLoad"/>
    </draw:frame><draw:frame draw:style-name="fr1" draw:name="Объект20" text:anchor-type="as-char" svg:width="3.293cm" svg:height="1.058cm" draw:z-index="22"><draw:object xlink:href="./Object 20" xlink:type="simple" xlink:show="embed" xlink:actuate="onLoad"/><draw:image xlink:href="./ObjectReplacements/Object 20" xlink:type="simple" xlink:show="embed" xlink:actuate="onLoad"/>
     <svg:desc>формула</svg:desc>
    </draw:frame></text:p>
      <text:p text:style-name="P8">Время падения: <draw:frame draw:style-name="fr1" draw:name="Объект21" text:anchor-type="as-char" svg:width="6.884cm" svg:height="1.122cm" draw:z-index="23"><draw:object xlink:href="./Object 21" xlink:type="simple" xlink:show="embed" xlink:actuate="onLoad"/><draw:image xlink:href="./ObjectReplacements/Object 21" xlink:type="simple" xlink:show="embed" xlink:actuate="onLoad"/>
     <svg:desc>формула</svg:desc>
    </draw:frame></text:p>
      <text:p text:style-name="P8"><draw:frame draw:style-name="fr1" draw:name="Объект22" text:anchor-type="as-char" svg:width="1.715cm" svg:height="0.483cm" draw:z-index="24"><draw:object xlink:href="./Object 22" xlink:type="simple" xlink:show="embed" xlink:actuate="onLoad"/><draw:image xlink:href="./ObjectReplacements/Object 22" xlink:type="simple" xlink:show="embed" xlink:actuate="onLoad"/>
     <svg:desc>формула</svg:desc>
    </draw:frame><text:span text:style-name="T9"><draw:frame draw:style-name="fr1" draw:name="Объект23" text:anchor-type="as-char" svg:width="7.719cm" svg:height="1.083cm" draw:z-index="25"><draw:object xlink:href="./Object 23" xlink:type="simple" xlink:show="embed" xlink:actuate="onLoad"/><draw:image xlink:href="./ObjectReplacements/Object 23" xlink:type="simple" xlink:show="embed" xlink:actuate="onLoad"/>
     </draw:frame>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3" svg:font-family="Arial" style:font-family-generic="roman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12%" draw:distance="283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702cm" fo:margin-left="1.058cm" fo:margin-right="1.18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12-26T17:23:12.75</meta:creation-date>
    <dc:date>2017-03-04T14:28:27.46</dc:date>
    <meta:editing-duration>PT7H16M46S</meta:editing-duration>
    <meta:editing-cycles>8</meta:editing-cycles>
    <meta:generator>OpenOffice.org/3.3$Win32 OpenOffice.org_project/330m20$Build-9567</meta:generator>
    <meta:document-statistic meta:table-count="0" meta:image-count="0" meta:object-count="23" meta:page-count="1" meta:paragraph-count="20" meta:word-count="116" meta:character-count="922"/>
  </office:meta>
</office:document-meta>
</file>

<file path=Object 1/content.xml><?xml version="1.0" encoding="utf-8"?>
<math xmlns="http://www.w3.org/1998/Math/MathML">
  <semantics>
    <mrow>
      <msub>
        <mi>v</mi>
        <mi>x</mi>
      </msub>
      <mrow>
        <mo stretchy="false">(</mo>
        <mi>t</mi>
        <mo stretchy="false">)</mo>
      </mrow>
    </mrow>
    <annotation encoding="StarMath 5.0">v_x(t)</annotation>
  </semantics>
</math>
</file>

<file path=Object 10/content.xml><?xml version="1.0" encoding="utf-8"?>
<math xmlns="http://www.w3.org/1998/Math/MathML">
  <semantics>
    <mrow>
      <mi>a</mi>
      <mo stretchy="false">=</mo>
      <mfrac>
        <mfenced open="∣" close="∣">
          <mrow>
            <mo stretchy="false">Δ</mo>
            <mover accent="true">
              <mi>v</mi>
              <mo stretchy="false">⃗</mo>
            </mover>
          </mrow>
        </mfenced>
        <mrow>
          <mo stretchy="false">Δ</mo>
          <mi>t</mi>
        </mrow>
      </mfrac>
    </mrow>
    <annotation encoding="StarMath 5.0">a = {abs {%DELTA vec v}} over {%DELTA t} </annotation>
  </semantics>
</math>
</file>

<file path=Object 11/content.xml><?xml version="1.0" encoding="utf-8"?>
<math xmlns="http://www.w3.org/1998/Math/MathML">
  <semantics>
    <msub>
      <mi>t</mi>
      <mn>0</mn>
    </msub>
    <annotation encoding="StarMath 5.0">t_0</annotation>
  </semantics>
</math>
</file>

<file path=Object 12/content.xml><?xml version="1.0" encoding="utf-8"?>
<math xmlns="http://www.w3.org/1998/Math/MathML">
  <semantics>
    <mover accent="true">
      <msub>
        <mi>v</mi>
        <mn>0</mn>
      </msub>
      <mo stretchy="false">⃗</mo>
    </mover>
    <annotation encoding="StarMath 5.0">vec v_0</annotation>
  </semantics>
</math>
</file>

<file path=Object 13/content.xml><?xml version="1.0" encoding="utf-8"?>
<math xmlns="http://www.w3.org/1998/Math/MathML">
  <semantics>
    <mtable>
      <mtr>
        <mtd>
          <mrow>
            <mover accent="true">
              <mi>a</mi>
              <mo stretchy="false">⃗</mo>
            </mover>
            <mo stretchy="false">=</mo>
            <mfrac>
              <mrow>
                <mover accent="true">
                  <mi>v</mi>
                  <mo stretchy="false">⃗</mo>
                </mover>
                <mo stretchy="false">−</mo>
                <mover accent="true">
                  <msub>
                    <mi>v</mi>
                    <mn>0</mn>
                  </msub>
                  <mo stretchy="false">⃗</mo>
                </mover>
              </mrow>
              <mrow>
                <mi>t</mi>
                <mo stretchy="false">−</mo>
                <msub>
                  <mi>t</mi>
                  <mn>0</mn>
                </msub>
              </mrow>
            </mfrac>
          </mrow>
        </mtd>
      </mtr>
      <mtr>
        <mtd>
          <mstyle mathvariant="bold">
            <mrow>
              <mrow>
                <mover accent="true">
                  <mi>v</mi>
                  <mo stretchy="false">⃗</mo>
                </mover>
                <mrow>
                  <mrow>
                    <mo stretchy="false">(</mo>
                    <mi>t</mi>
                    <mo stretchy="false">)</mo>
                  </mrow>
                  <mo stretchy="false">=</mo>
                  <mrow>
                    <mover accent="true">
                      <msub>
                        <mi>v</mi>
                        <mn>0</mn>
                      </msub>
                      <mo stretchy="false">⃗</mo>
                    </mover>
                    <mo stretchy="false">+</mo>
                    <mover accent="true">
                      <mi>a</mi>
                      <mo stretchy="false">⃗</mo>
                    </mover>
                  </mrow>
                </mrow>
                <mrow>
                  <mo stretchy="false">(</mo>
                  <mrow>
                    <mi>t</mi>
                    <mo stretchy="false">−</mo>
                    <msub>
                      <mi>t</mi>
                      <mn>0</mn>
                    </msub>
                  </mrow>
                  <mo stretchy="false">)</mo>
                </mrow>
              </mrow>
            </mrow>
          </mstyle>
        </mtd>
      </mtr>
      <mtr>
        <mtd>
          <mrow>
            <msub>
              <mi>v</mi>
              <mi>x</mi>
            </msub>
            <mrow>
              <mrow>
                <mo stretchy="false">(</mo>
                <mi>t</mi>
                <mo stretchy="false">)</mo>
              </mrow>
              <mo stretchy="false">=</mo>
              <mrow>
                <msub>
                  <mi>v</mi>
                  <mn>0x</mn>
                </msub>
                <mo stretchy="false">+</mo>
                <msub>
                  <mi>a</mi>
                  <mi>x</mi>
                </msub>
              </mrow>
            </mrow>
            <mrow>
              <mo stretchy="false">(</mo>
              <mrow>
                <mi>t</mi>
                <mo stretchy="false">−</mo>
                <msub>
                  <mi>t</mi>
                  <mn>0</mn>
                </msub>
              </mrow>
              <mo stretchy="false">)</mo>
            </mrow>
          </mrow>
        </mtd>
      </mtr>
      <mtr>
        <mtd>
          <mrow>
            <msub>
              <mi>v</mi>
              <mi>y</mi>
            </msub>
            <mrow>
              <mrow>
                <mo stretchy="false">(</mo>
                <mi>t</mi>
                <mo stretchy="false">)</mo>
              </mrow>
              <mo stretchy="false">=</mo>
              <mrow>
                <msub>
                  <mi>v</mi>
                  <mn>0y</mn>
                </msub>
                <mo stretchy="false">+</mo>
                <msub>
                  <mi>a</mi>
                  <mi>y</mi>
                </msub>
              </mrow>
            </mrow>
            <mrow>
              <mo stretchy="false">(</mo>
              <mrow>
                <mi>t</mi>
                <mo stretchy="false">−</mo>
                <msub>
                  <mi>t</mi>
                  <mn>0</mn>
                </msub>
              </mrow>
              <mo stretchy="false">)</mo>
            </mrow>
          </mrow>
        </mtd>
      </mtr>
    </mtable>
    <annotation encoding="StarMath 5.0">alignl  {vec a} = {{vec v- vec v_0}over{t-t_0}  } newline
bold  {  vec v (t) = vec v_0 + vec a (t-t_0)} newline
v_x(t)= v_0x + a_x (t-t_0)newline
v_y(t)= v_0y + a_y (t-t_0)</annotation>
  </semantics>
</math>
</file>

<file path=Object 14/content.xml><?xml version="1.0" encoding="utf-8"?>
<math xmlns="http://www.w3.org/1998/Math/MathML">
  <semantics>
    <mtable>
      <mtr>
        <mtd>
          <mrow>
            <mi>x</mi>
            <mrow>
              <mrow>
                <mrow>
                  <mo stretchy="false">(</mo>
                  <mi>t</mi>
                  <mo stretchy="false">)</mo>
                </mrow>
                <mo stretchy="false">−</mo>
                <msub>
                  <mi>x</mi>
                  <mn>0</mn>
                </msub>
              </mrow>
              <mo stretchy="false">=</mo>
              <mo stretchy="false">Δ</mo>
            </mrow>
            <mrow>
              <mrow>
                <mi>x</mi>
                <mo stretchy="false">=</mo>
                <mi>S</mi>
              </mrow>
              <mo stretchy="false">=</mo>
              <mrow>
                <mfrac>
                  <mrow>
                    <msub>
                      <mi>v</mi>
                      <mn>0x</mn>
                    </msub>
                    <mo stretchy="false">+</mo>
                    <msub>
                      <mi>v</mi>
                      <mi>x</mi>
                    </msub>
                  </mrow>
                  <mn>2</mn>
                </mfrac>
                <mo stretchy="false">⋅</mo>
                <mi>t</mi>
              </mrow>
            </mrow>
            <mi/>
            <mrow>
              <msub>
                <mi>v</mi>
                <mi>x</mi>
              </msub>
              <mo stretchy="false">=</mo>
              <mrow>
                <msub>
                  <mi>v</mi>
                  <mn>0x</mn>
                </msub>
                <mo stretchy="false">+</mo>
                <msub>
                  <mi>a</mi>
                  <mi>x</mi>
                </msub>
              </mrow>
            </mrow>
            <mi>t</mi>
          </mrow>
        </mtd>
      </mtr>
      <mtr>
        <mtd>
          <mrow>
            <mi>x</mi>
            <mrow>
              <mrow>
                <mrow>
                  <mrow>
                    <mo stretchy="false">(</mo>
                    <mi>t</mi>
                    <mo stretchy="false">)</mo>
                  </mrow>
                  <mo stretchy="false">−</mo>
                  <msub>
                    <mi>x</mi>
                    <mn>0</mn>
                  </msub>
                </mrow>
                <mo stretchy="false">=</mo>
                <mrow>
                  <mrow>
                    <mo stretchy="false">(</mo>
                    <mrow>
                      <mn>2</mn>
                      <mrow>
                        <msub>
                          <mi>v</mi>
                          <mn>0x</mn>
                        </msub>
                        <mo stretchy="false">+</mo>
                        <msub>
                          <mi>a</mi>
                          <mi>x</mi>
                        </msub>
                      </mrow>
                      <mi>t</mi>
                    </mrow>
                    <mo stretchy="false">)</mo>
                  </mrow>
                  <mo stretchy="false">⋅</mo>
                  <mfrac>
                    <mi>t</mi>
                    <mn>2</mn>
                  </mfrac>
                </mrow>
              </mrow>
              <mo stretchy="false">=</mo>
              <msub>
                <mi>v</mi>
                <mn>0x</mn>
              </msub>
            </mrow>
            <mrow>
              <mi>t</mi>
              <mo stretchy="false">+</mo>
              <mfrac>
                <mrow>
                  <msub>
                    <mi>a</mi>
                    <mi>x</mi>
                  </msub>
                  <msup>
                    <mi>t</mi>
                    <mn>2</mn>
                  </msup>
                </mrow>
                <mn>2</mn>
              </mfrac>
            </mrow>
          </mrow>
        </mtd>
      </mtr>
      <mtr>
        <mtd>
          <mstyle mathvariant="bold">
            <mrow>
              <mrow>
                <mi>x</mi>
                <mrow>
                  <mrow>
                    <mo stretchy="false">(</mo>
                    <mi>t</mi>
                    <mo stretchy="false">)</mo>
                  </mrow>
                  <mo stretchy="false">=</mo>
                  <mrow>
                    <msub>
                      <mi>x</mi>
                      <mn>0</mn>
                    </msub>
                    <mo stretchy="false">+</mo>
                    <msub>
                      <mi>v</mi>
                      <mn>0x</mn>
                    </msub>
                  </mrow>
                </mrow>
                <mrow>
                  <mi>t</mi>
                  <mo stretchy="false">+</mo>
                  <mfrac>
                    <mrow>
                      <msub>
                        <mi>a</mi>
                        <mi>x</mi>
                      </msub>
                      <msup>
                        <mi>t</mi>
                        <mn>2</mn>
                      </msup>
                    </mrow>
                    <mn>2</mn>
                  </mfrac>
                </mrow>
              </mrow>
            </mrow>
          </mstyle>
        </mtd>
      </mtr>
      <mtr>
        <mtd>
          <mstyle mathvariant="bold">
            <mrow>
              <mrow>
                <mi>y</mi>
                <mrow>
                  <mrow>
                    <mo stretchy="false">(</mo>
                    <mi>t</mi>
                    <mo stretchy="false">)</mo>
                  </mrow>
                  <mo stretchy="false">=</mo>
                  <mrow>
                    <msub>
                      <mi>y</mi>
                      <mn>0</mn>
                    </msub>
                    <mo stretchy="false">+</mo>
                    <msub>
                      <mi>v</mi>
                      <mn>0y</mn>
                    </msub>
                  </mrow>
                </mrow>
                <mrow>
                  <mi>t</mi>
                  <mo stretchy="false">+</mo>
                  <mfrac>
                    <mrow>
                      <msub>
                        <mi>a</mi>
                        <mi>y</mi>
                      </msub>
                      <msup>
                        <mi>t</mi>
                        <mn>2</mn>
                      </msup>
                    </mrow>
                    <mn>2</mn>
                  </mfrac>
                </mrow>
              </mrow>
            </mrow>
          </mstyle>
        </mtd>
      </mtr>
    </mtable>
    <annotation encoding="StarMath 5.0">alignl  x(t) - x_0 =%DELTA x =S = {v_0x +v_x} over {alignc  2} cdot t ~~~~
  v_x = v_0x +a_x t newline
alignl x(t) - x_0 = (2 v_0x +a_x t )cdot {alignc t over 2}=v_0x t +{a_x t^2} over {alignc  2} newline
bold { x(t)=x_0 +v_0x t + {a_x t^2} over {alignc  2}}newline
bold { y(t)=y_0 +v_0y t + {a_y t^2} over {alignc  2}}</annotation>
  </semantics>
</math>
</file>

<file path=Object 15/content.xml><?xml version="1.0" encoding="utf-8"?>
<math xmlns="http://www.w3.org/1998/Math/MathML">
  <semantics>
    <mtable>
      <mtr>
        <mtd>
          <mrow>
            <mstyle mathvariant="bold">
              <mrow>
                <mrow>
                  <mover accent="true">
                    <mi>r</mi>
                    <mo stretchy="false">⃗</mo>
                  </mover>
                  <mrow>
                    <mrow>
                      <mo stretchy="false">(</mo>
                      <mi>t</mi>
                      <mo stretchy="false">)</mo>
                    </mrow>
                    <mo stretchy="false">=</mo>
                    <mrow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o stretchy="false">+</mo>
                      <mover accent="true">
                        <msub>
                          <mi>v</mi>
                          <mn>0</mn>
                        </msub>
                        <mo stretchy="false">⃗</mo>
                      </mover>
                    </mrow>
                  </mrow>
                  <mrow>
                    <mi>t</mi>
                    <mo stretchy="false">+</mo>
                    <mfrac>
                      <mrow>
                        <mover accent="true">
                          <mi>a</mi>
                          <mo stretchy="false">⃗</mo>
                        </mover>
                        <msup>
                          <mi>t</mi>
                          <mn>2</mn>
                        </msup>
                      </mrow>
                      <mn>2</mn>
                    </mfrac>
                  </mrow>
                </mrow>
              </mrow>
            </mstyle>
            <mrow>
              <mi/>
              <mo stretchy="false">−</mo>
              <mtext>Основное уравнение кинематики</mtext>
            </mrow>
          </mrow>
        </mtd>
      </mtr>
      <mtr>
        <mtd>
          <mstyle mathvariant="bold">
            <mrow>
              <mrow>
                <mover accent="true">
                  <mi>v</mi>
                  <mo stretchy="false">⃗</mo>
                </mover>
                <mrow>
                  <mrow>
                    <mo stretchy="false">(</mo>
                    <mi>t</mi>
                    <mo stretchy="false">)</mo>
                  </mrow>
                  <mo stretchy="false">=</mo>
                  <mrow>
                    <mover accent="true">
                      <msub>
                        <mi>v</mi>
                        <mn>0</mn>
                      </msub>
                      <mo stretchy="false">⃗</mo>
                    </mover>
                    <mo stretchy="false">+</mo>
                    <mover accent="true">
                      <mi>a</mi>
                      <mo stretchy="false">⃗</mo>
                    </mover>
                  </mrow>
                </mrow>
                <mi>t</mi>
              </mrow>
            </mrow>
          </mstyle>
        </mtd>
      </mtr>
    </mtable>
    <annotation encoding="StarMath 5.0">{bold { {vec r(t)=vec r_0 + vec v_0 t +{vec a t^2}over 2} } ~- "Основное уравнение кинематики"  } newline
alignl bold {{vec v(t)=vec v_0 +vec a t}}</annotation>
  </semantics>
</math>
</file>

<file path=Object 16/content.xml><?xml version="1.0" encoding="utf-8"?>
<math xmlns="http://www.w3.org/1998/Math/MathML">
  <semantics>
    <mrow>
      <mrow>
        <mo stretchy="false">[</mo>
        <mi>a</mi>
        <mo stretchy="false">]</mo>
      </mrow>
      <mo stretchy="false">=</mo>
      <mfrac>
        <mi>м</mi>
        <msup>
          <mi>c</mi>
          <mn>2</mn>
        </msup>
      </mfrac>
    </mrow>
    <annotation encoding="StarMath 5.0">[a]={м }over {c^2}</annotation>
  </semantics>
</math>
</file>

<file path=Object 17/content.xml><?xml version="1.0" encoding="utf-8"?>
<math xmlns="http://www.w3.org/1998/Math/MathML">
  <semantics>
    <mo stretchy="false">τ</mo>
    <annotation encoding="StarMath 5.0"> %tau </annotation>
  </semantics>
</math>
</file>

<file path=Object 18/content.xml><?xml version="1.0" encoding="utf-8"?>
<math xmlns="http://www.w3.org/1998/Math/MathML">
  <semantics>
    <msub>
      <mi>x</mi>
      <mn>0</mn>
    </msub>
    <annotation encoding="StarMath 5.0"> x_0</annotation>
  </semantics>
</math>
</file>

<file path=Object 19/content.xml><?xml version="1.0" encoding="utf-8"?>
<math xmlns="http://www.w3.org/1998/Math/MathML">
  <semantics>
    <mrow>
      <mover accent="true">
        <mi>r</mi>
        <mo stretchy="false">⃗</mo>
      </mover>
      <mrow>
        <mrow>
          <mo stretchy="false">(</mo>
          <mi>t</mi>
          <mo stretchy="false">)</mo>
        </mrow>
        <mo stretchy="false">=</mo>
        <mrow>
          <mover accent="true">
            <msub>
              <mi>r</mi>
              <mn>0</mn>
            </msub>
            <mo stretchy="false">⃗</mo>
          </mover>
          <mo stretchy="false">+</mo>
          <mfrac>
            <mrow>
              <mover accent="true">
                <mi>g</mi>
                <mo stretchy="false">⃗</mo>
              </mover>
              <msup>
                <mi>t</mi>
                <mn>2</mn>
              </msup>
            </mrow>
            <mn>2</mn>
          </mfrac>
        </mrow>
      </mrow>
    </mrow>
    <annotation encoding="StarMath 5.0">vec r (t)=vec r_0 + {vec g t^2} over 2</annotation>
  </semantics>
</math>
</file>

<file path=Object 2/content.xml><?xml version="1.0" encoding="utf-8"?>
<math xmlns="http://www.w3.org/1998/Math/MathML">
  <semantics>
    <mrow>
      <mrow>
        <mover accent="true">
          <mi>a</mi>
          <mo stretchy="false">⃗</mo>
        </mover>
        <mo stretchy="false">=</mo>
        <mrow>
          <munder>
            <mi>lim</mi>
            <mrow>
              <mo stretchy="false">Δ</mo>
              <mi>t</mi>
              <mo stretchy="false">→</mo>
              <mn>0</mn>
            </mrow>
          </munder>
          <mfrac>
            <mrow>
              <mo stretchy="false">Δ</mo>
              <mover accent="true">
                <mi>v</mi>
                <mo stretchy="false">⃗</mo>
              </mover>
            </mrow>
            <mrow>
              <mo stretchy="false">Δ</mo>
              <mi>t</mi>
            </mrow>
          </mfrac>
        </mrow>
      </mrow>
      <mo stretchy="false">=</mo>
      <mfrac>
        <mrow>
          <mi>d</mi>
          <mover accent="true">
            <mi>v</mi>
            <mo stretchy="false">⃗</mo>
          </mover>
        </mrow>
        <mi mathvariant="italic">dt</mi>
      </mfrac>
    </mrow>
    <annotation encoding="StarMath 5.0">vec a =lim csub{%DELTA t rightarrow 0} {{%DELTA vec v}over{%DELTA t}  }={d vec v} over dt</annotation>
  </semantics>
</math>
</file>

<file path=Object 20/content.xml><?xml version="1.0" encoding="utf-8"?>
<math xmlns="http://www.w3.org/1998/Math/MathML">
  <semantics>
    <mrow>
      <mi mathvariant="italic">Oy</mi>
      <mi mathvariant="normal">:</mi>
      <mi>y</mi>
      <mrow>
        <mrow>
          <mo stretchy="false">(</mo>
          <mi>t</mi>
          <mo stretchy="false">)</mo>
        </mrow>
        <mo stretchy="false">=</mo>
        <mrow>
          <mi>h</mi>
          <mo stretchy="false">−</mo>
          <mfrac>
            <mrow>
              <mi>g</mi>
              <msup>
                <mi>t</mi>
                <mn>2</mn>
              </msup>
            </mrow>
            <mn>2</mn>
          </mfrac>
        </mrow>
      </mrow>
    </mrow>
    <annotation encoding="StarMath 5.0">Oy: y(t)= h - { g t^2} over 2</annotation>
  </semantics>
</math>
</file>

<file path=Object 21/content.xml><?xml version="1.0" encoding="utf-8"?>
<math xmlns="http://www.w3.org/1998/Math/MathML">
  <semantics>
    <mrow>
      <mi mathvariant="italic">Oy</mi>
      <mi mathvariant="normal">:</mi>
      <mi>y</mi>
      <mrow>
        <mrow>
          <mrow>
            <mo stretchy="false">(</mo>
            <msub>
              <mi>t</mi>
              <mi mathvariant="italic">пад</mi>
            </msub>
            <mo stretchy="false">)</mo>
          </mrow>
          <mo stretchy="false">=</mo>
          <mn>0</mn>
        </mrow>
        <mo stretchy="false">=</mo>
        <mrow>
          <mi>h</mi>
          <mo stretchy="false">−</mo>
          <mfrac>
            <mrow>
              <mi>g</mi>
              <msubsup>
                <mi>t</mi>
                <mi mathvariant="italic">пад</mi>
                <mn>2</mn>
              </msubsup>
            </mrow>
            <mn>2</mn>
          </mfrac>
        </mrow>
      </mrow>
      <mi/>
      <mo stretchy="false">⇒</mo>
      <mi/>
      <mrow>
        <msub>
          <mi>t</mi>
          <mi mathvariant="italic">пад</mi>
        </msub>
        <mo stretchy="false">=</mo>
        <msqrt>
          <mfrac>
            <mn>2h</mn>
            <mi>g</mi>
          </mfrac>
        </msqrt>
      </mrow>
    </mrow>
    <annotation encoding="StarMath 5.0">Oy: y(t_пад)=0= h - { g t_пад^2} over 2 ``drarrow``t_пад = sqrt{{2h}over g}</annotation>
  </semantics>
</math>
</file>

<file path=Object 22/content.xml><?xml version="1.0" encoding="utf-8"?>
<math xmlns="http://www.w3.org/1998/Math/MathML">
  <semantics>
    <mrow>
      <mover accent="true">
        <mi>v</mi>
        <mo stretchy="false">⃗</mo>
      </mover>
      <mrow>
        <mrow>
          <mo stretchy="false">(</mo>
          <mi>t</mi>
          <mo stretchy="false">)</mo>
        </mrow>
        <mo stretchy="false">=</mo>
        <mover accent="true">
          <mi>g</mi>
          <mo stretchy="false">⃗</mo>
        </mover>
      </mrow>
      <mi>t</mi>
    </mrow>
    <annotation encoding="StarMath 5.0">vec v(t)=vec g t </annotation>
  </semantics>
</math>
</file>

<file path=Object 23/content.xml><?xml version="1.0" encoding="utf-8"?>
<math xmlns="http://www.w3.org/1998/Math/MathML">
  <semantics>
    <mrow>
      <mi mathvariant="italic">Oy</mi>
      <mi mathvariant="normal">:</mi>
      <mi/>
      <mi>v</mi>
      <mrow>
        <mrow>
          <mo stretchy="false">(</mo>
          <mi>t</mi>
          <mo stretchy="false">)</mo>
        </mrow>
        <mo stretchy="false">=</mo>
        <mrow>
          <mo stretchy="false">−</mo>
          <mi>g</mi>
        </mrow>
      </mrow>
      <mi>t</mi>
      <mi/>
      <mo stretchy="false">⇒</mo>
      <mi/>
      <mi>v</mi>
      <mrow>
        <mrow>
          <mrow>
            <mo stretchy="false">(</mo>
            <msub>
              <mi>t</mi>
              <mi mathvariant="italic">пад</mi>
            </msub>
            <mo stretchy="false">)</mo>
          </mrow>
          <mo stretchy="false">=</mo>
          <mrow>
            <mrow>
              <mo stretchy="false">−</mo>
              <mi>g</mi>
            </mrow>
            <mo stretchy="false">⋅</mo>
            <msqrt>
              <mfrac>
                <mn>2h</mn>
                <mi>g</mi>
              </mfrac>
            </msqrt>
          </mrow>
        </mrow>
        <mo stretchy="false">=</mo>
        <msqrt>
          <mn>2gh</mn>
        </msqrt>
      </mrow>
    </mrow>
    <annotation encoding="StarMath 5.0">Oy: ` v(t)=-g t``drarrow ``v(t_пад)=-g cdot sqrt{{2h}over g} = sqrt{2gh}</annotation>
  </semantics>
</math>
</file>

<file path=Object 3/content.xml><?xml version="1.0" encoding="utf-8"?>
<math xmlns="http://www.w3.org/1998/Math/MathML">
  <semantics>
    <mrow>
      <msub>
        <mover accent="true">
          <mi>a</mi>
          <mo stretchy="false">⃗</mo>
        </mover>
        <mi mathvariant="italic">cp</mi>
      </msub>
      <mo stretchy="false">=</mo>
      <mfrac>
        <mrow>
          <mo stretchy="false">Δ</mo>
          <mover accent="true">
            <mi>v</mi>
            <mo stretchy="false">⃗</mo>
          </mover>
        </mrow>
        <mrow>
          <mo stretchy="false">Δ</mo>
          <mi>t</mi>
        </mrow>
      </mfrac>
    </mrow>
    <annotation encoding="StarMath 5.0">{vec a}_cp = {{%DELTA vec v}over{%DELTA t}  }</annotation>
  </semantics>
</math>
</file>

<file path=Object 4/content.xml><?xml version="1.0" encoding="utf-8"?>
<math xmlns="http://www.w3.org/1998/Math/MathML">
  <semantics>
    <mover accent="true">
      <mi>a</mi>
      <mo stretchy="false">⃗</mo>
    </mover>
    <annotation encoding="StarMath 5.0">vec a</annotation>
  </semantics>
</math>
</file>

<file path=Object 5/content.xml><?xml version="1.0" encoding="utf-8"?>
<math xmlns="http://www.w3.org/1998/Math/MathML">
  <semantics>
    <mrow>
      <msub>
        <mi>a</mi>
        <mi>x</mi>
      </msub>
      <mo stretchy="false">=</mo>
      <mrow>
        <munder>
          <mi>lim</mi>
          <mrow>
            <mo stretchy="false">Δ</mo>
            <mi>t</mi>
            <mo stretchy="false">→</mo>
            <mn>0</mn>
          </mrow>
        </munder>
        <mfrac>
          <mrow>
            <mo stretchy="false">Δ</mo>
            <msub>
              <mi>v</mi>
              <mi>x</mi>
            </msub>
          </mrow>
          <mrow>
            <mo stretchy="false">Δ</mo>
            <mi>t</mi>
          </mrow>
        </mfrac>
      </mrow>
    </mrow>
    <annotation encoding="StarMath 5.0">a_x =lim csub{%DELTA t rightarrow 0} {{%DELTA  v_x}over{%DELTA t}  }</annotation>
  </semantics>
</math>
</file>

<file path=Object 6/content.xml><?xml version="1.0" encoding="utf-8"?>
<math xmlns="http://www.w3.org/1998/Math/MathML">
  <semantics>
    <mrow>
      <msub>
        <mi>a</mi>
        <mi>y</mi>
      </msub>
      <mo stretchy="false">=</mo>
      <mrow>
        <munder>
          <mi>lim</mi>
          <mrow>
            <mo stretchy="false">Δ</mo>
            <mi>t</mi>
            <mo stretchy="false">→</mo>
            <mn>0</mn>
          </mrow>
        </munder>
        <mfrac>
          <mrow>
            <mo stretchy="false">Δ</mo>
            <msub>
              <mi>v</mi>
              <mi>y</mi>
            </msub>
          </mrow>
          <mrow>
            <mo stretchy="false">Δ</mo>
            <mi>t</mi>
          </mrow>
        </mfrac>
      </mrow>
    </mrow>
    <annotation encoding="StarMath 5.0">a_y =lim csub{%DELTA t rightarrow 0} {{%DELTA  v_y}over{%DELTA t}  }</annotation>
  </semantics>
</math>
</file>

<file path=Object 7/content.xml><?xml version="1.0" encoding="utf-8"?>
<math xmlns="http://www.w3.org/1998/Math/MathML">
  <semantics>
    <mover accent="true">
      <msub>
        <mi>v</mi>
        <mn>0</mn>
      </msub>
      <mo stretchy="false">⃗</mo>
    </mover>
    <annotation encoding="StarMath 5.0"> vec v_0</annotation>
  </semantics>
</math>
</file>

<file path=Object 8/content.xml><?xml version="1.0" encoding="utf-8"?>
<math xmlns="http://www.w3.org/1998/Math/MathML">
  <semantics>
    <mover accent="true">
      <mi>a</mi>
      <mo stretchy="false">⃗</mo>
    </mover>
    <annotation encoding="StarMath 5.0"> vec a </annotation>
  </semantics>
</math>
</file>

<file path=Object 9/content.xml><?xml version="1.0" encoding="utf-8"?>
<math xmlns="http://www.w3.org/1998/Math/MathML">
  <semantics>
    <mrow>
      <mrow>
        <msub>
          <mover accent="true">
            <mi>a</mi>
            <mo stretchy="false">⃗</mo>
          </mover>
          <mi mathvariant="italic">cp</mi>
        </msub>
        <mo stretchy="false">=</mo>
        <mfrac>
          <mrow>
            <mo stretchy="false">Δ</mo>
            <mover accent="true">
              <mi>v</mi>
              <mo stretchy="false">⃗</mo>
            </mover>
          </mrow>
          <mrow>
            <mo stretchy="false">Δ</mo>
            <mi>t</mi>
          </mrow>
        </mfrac>
      </mrow>
      <mo stretchy="false">=</mo>
      <mover accent="true">
        <mi>a</mi>
        <mo stretchy="false">⃗</mo>
      </mover>
    </mrow>
    <annotation encoding="StarMath 5.0">{vec a}_cp = {{%DELTA vec v}over{%DELTA t}  }=vec a</annotation>
  </semantics>
</math>
</file>